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152cm" draw:marker-start-width="0.761cm" draw:marker-end-width="0.761cm" draw:fill="none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draw:marker-start-width="0.611cm" draw:marker-end-width="0.611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051cm" draw:marker-start-width="0.459cm" draw:marker-end-width="0.45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_20__28_var_29_" svg:stroke-width="0.102cm" svg:stroke-color="#ff0000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Fine_20_Dashed_20__28_var_29_" draw:marker-start="Arrow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style:text-position="0% 100%"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3.032cm" svg:x2="2.651cm" svg:y2="5.699cm">
          <text:p/>
        </draw:line>
        <draw:line draw:style-name="gr1" draw:text-style-name="P1" draw:layer="layout" svg:x1="4.683cm" svg:y1="3.032cm" svg:x2="13.827cm" svg:y2="3.032cm">
          <text:p/>
        </draw:line>
        <draw:line draw:style-name="gr1" draw:text-style-name="P1" draw:layer="layout" svg:x1="4.683cm" svg:y1="3.032cm" svg:x2="4.683cm" svg:y2="1.762cm">
          <text:p/>
        </draw:line>
        <draw:line draw:style-name="gr2" draw:text-style-name="P1" draw:layer="layout" svg:x1="6.207cm" svg:y1="2.778cm" svg:x2="6.207cm" svg:y2="3.286cm">
          <text:p/>
        </draw:line>
        <draw:line draw:style-name="gr3" draw:text-style-name="P1" draw:layer="layout" svg:x1="6.207cm" svg:y1="2.778cm" svg:x2="6.207cm" svg:y2="3.286cm">
          <text:p/>
        </draw:line>
        <draw:line draw:style-name="gr3" draw:text-style-name="P1" draw:layer="layout" svg:x1="12.303cm" svg:y1="2.778cm" svg:x2="12.303cm" svg:y2="3.286cm">
          <text:p/>
        </draw:line>
        <draw:line draw:style-name="gr4" draw:text-style-name="P1" draw:layer="layout" svg:x1="9.331cm" svg:y1="2.803cm" svg:x2="9.331cm" svg:y2="3.311cm">
          <text:p/>
        </draw:line>
        <draw:line draw:style-name="gr5" draw:text-style-name="P1" draw:layer="layout" svg:x1="7.731cm" svg:y1="2.778cm" svg:x2="7.731cm" svg:y2="3.286cm">
          <text:p/>
        </draw:line>
        <draw:line draw:style-name="gr4" draw:text-style-name="P1" draw:layer="layout" svg:x1="5.445cm" svg:y1="2.778cm" svg:x2="5.445cm" svg:y2="3.286cm">
          <text:p/>
        </draw:line>
        <draw:line draw:style-name="gr5" draw:text-style-name="P1" draw:layer="layout" svg:x1="5.064cm" svg:y1="2.778cm" svg:x2="5.064cm" svg:y2="3.286cm">
          <text:p/>
        </draw:line>
        <draw:line draw:style-name="gr2" draw:text-style-name="P1" draw:layer="layout" svg:x1="4.837cm" svg:y1="2.878cm" svg:x2="4.81cm" svg:y2="3.159cm">
          <text:p/>
        </draw:line>
        <draw:custom-shape draw:style-name="gr6" draw:text-style-name="P1" draw:layer="layout" svg:width="8.636cm" svg:height="6.096cm" svg:x="4.556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222cm" svg:height="0.888cm" svg:x="5.826cm" svg:y="1.762cm" svg:viewBox="0 0 6223 889" svg:d="M0 0c635 381 2286 762 2286 762l3175 127h762">
          <text:p/>
        </draw:path>
        <draw:polyline draw:style-name="gr2" draw:text-style-name="P1" draw:layer="layout" svg:width="6.476cm" svg:height="0.888cm" svg:x="5.826cm" svg:y="1.762cm" svg:viewBox="0 0 6477 889" draw:points="6477,889 0,889 0,0">
          <text:p/>
        </draw:polyline>
        <draw:frame draw:style-name="gr7" draw:text-style-name="P2" draw:layer="layout" svg:width="3.084cm" svg:height="0.759cm" svg:x="7.604cm" svg:y="1.762cm">
          <draw:text-box>
            <text:p><text:span text:style-name="T1">FP Precision</text:span></text:p>
          </draw:text-box>
        </draw:frame>
        <draw:custom-shape draw:style-name="gr8" draw:text-style-name="P1" draw:layer="layout" svg:width="2.919cm" svg:height="3.176cm" draw:transform="rotate (-1.56503674026421) translate (10.145cm 4.41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5.953cm" svg:y1="5.826cm" svg:x2="5.953cm" svg:y2="4.175cm">
          <text:p/>
        </draw:line>
        <draw:line draw:style-name="gr1" draw:text-style-name="P1" draw:layer="layout" svg:x1="5.953cm" svg:y1="5.826cm" svg:x2="5.191cm" svg:y2="6.969cm">
          <text:p/>
        </draw:line>
        <draw:line draw:style-name="gr1" draw:text-style-name="P1" draw:layer="layout" svg:x1="5.953cm" svg:y1="5.826cm" svg:x2="12.43cm" svg:y2="5.826cm">
          <text:p/>
        </draw:line>
        <draw:path draw:style-name="gr9" draw:text-style-name="P1" draw:layer="layout" svg:width="1.396cm" svg:height="2.666cm" svg:x="4.556cm" svg:y="3.159cm" svg:viewBox="0 0 1397 2667" svg:d="M1397 2667c-1143-635-1397-1651-1397-1651v-381l127-635">
          <text:p/>
        </draw:path>
        <draw:frame draw:style-name="gr7" draw:layer="layout" svg:width="1.446cm" svg:height="0.963cm" svg:x="3.286cm" svg:y="2.524cm">
          <draw:text-box>
            <text:p>"O"</text:p>
          </draw:text-box>
        </draw:frame>
        <draw:frame draw:style-name="gr7" draw:layer="layout" svg:width="1.408cm" svg:height="0.963cm" svg:x="5.523cm" svg:y="6.006cm">
          <draw:text-box>
            <text:p>"C"</text:p>
          </draw:text-box>
        </draw:frame>
        <draw:line draw:style-name="gr10" draw:text-style-name="P1" draw:layer="layout" svg:x1="5.953cm" svg:y1="5.826cm" svg:x2="10.144cm" svg:y2="4.429cm">
          <text:p/>
        </draw:line>
        <draw:frame draw:style-name="gr7" draw:layer="layout" svg:width="1.413cm" svg:height="1.17cm" svg:x="8.477cm" svg:y="4.683cm">
          <draw:text-box>
            <text:p>r<text:span text:style-name="T2">max</text:span></text:p>
          </draw:text-box>
        </draw:frame>
        <draw:line draw:style-name="gr10" draw:text-style-name="P1" draw:layer="layout" svg:x1="5.954cm" svg:y1="5.827cm" svg:x2="4.683cm" svg:y2="3.032cm">
          <text:p/>
        </draw:line>
        <draw:frame draw:style-name="gr7" draw:text-style-name="P3" draw:layer="layout" svg:width="1.611cm" svg:height="0.759cm" svg:x="4.926cm" svg:y="3.413cm">
          <draw:text-box>
            <text:p text:style-name="P3"><text:span text:style-name="T3">offset</text:span></text:p>
          </draw:text-box>
        </draw:frame>
        <draw:custom-shape draw:style-name="gr11" draw:text-style-name="P4" draw:layer="layout" svg:width="3.559cm" svg:height="1.016cm" svg:x="11.792cm" svg:y="6.842cm">
          <text:p text:style-name="P4"><text:span text:style-name="T4">View Frustum</text:span></text:p>
          <draw:enhanced-geometry svg:viewBox="0 0 21600 21600" draw:mirror-horizontal="false" draw:type="line-callout-1" draw:modifiers="-13500 -3759.29203539823 -1510.78651685393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4" draw:layer="layout" svg:width="6.223cm" svg:height="1.016cm" svg:x="9.636cm" svg:y="8.112cm">
          <text:p text:style-name="P4"><text:span text:style-name="T4">Virtual Roaming Area / "Scene"</text:span></text:p>
          <draw:enhanced-geometry svg:viewBox="0 0 21600 21600" draw:mirror-horizontal="false" draw:type="line-callout-1" draw:modifiers="-4213.11053984576 -6966.37168141593 -864.13881748072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8M32S</meta:editing-duration>
    <meta:editing-cycles>11</meta:editing-cycles>
    <meta:generator>OpenOffice/4.1.5$Win32 OpenOffice.org_project/415m1$Build-9789</meta:generator>
    <dc:date>2020-12-24T17:12:18.06</dc:date>
    <dc:creator>x </dc:creator>
    <meta:document-statistic meta:object-count="28"/>
  </office:meta>
</office:document-meta>
</file>